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0d896" officeooo:paragraph-rsid="0010d896"/>
    </style:style>
    <style:style style:name="P2" style:family="paragraph" style:parent-style-name="Standard">
      <style:paragraph-properties fo:text-align="end" style:justify-single-word="false"/>
      <style:text-properties officeooo:rsid="00199066" officeooo:paragraph-rsid="00199066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ce38f" officeooo:paragraph-rsid="001ce38f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ce38f" officeooo:paragraph-rsid="00277d57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e9094" officeooo:paragraph-rsid="001e9094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22e28d" officeooo:paragraph-rsid="0022e28d"/>
    </style:style>
    <style:style style:name="P7" style:family="paragraph" style:parent-style-name="Standard">
      <style:paragraph-properties fo:text-align="center" style:justify-single-word="false"/>
      <style:text-properties style:text-underline-style="none" officeooo:rsid="0022e28d" officeooo:paragraph-rsid="0022e28d"/>
    </style:style>
    <style:style style:name="P8" style:family="paragraph" style:parent-style-name="Standard">
      <style:paragraph-properties fo:text-align="center" style:justify-single-word="false"/>
      <style:text-properties style:text-underline-style="none" officeooo:rsid="002313f2" officeooo:paragraph-rsid="002313f2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2313f2" officeooo:paragraph-rsid="002313f2"/>
    </style:style>
    <style:style style:name="P10" style:family="paragraph" style:parent-style-name="Standard">
      <style:paragraph-properties fo:text-align="center" style:justify-single-word="false"/>
      <style:text-properties style:text-underline-style="none" fo:font-weight="bold" officeooo:rsid="002313f2" officeooo:paragraph-rsid="002313f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rsid="002313f2" officeooo:paragraph-rsid="002313f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bold" officeooo:rsid="0022e28d" officeooo:paragraph-rsid="0022e28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24eabc" officeooo:paragraph-rsid="0024eabc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24eabc" officeooo:paragraph-rsid="002313f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24eabc" officeooo:paragraph-rsid="0024eabc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text-underline-style="none" fo:font-weight="normal" officeooo:rsid="0024eabc" officeooo:paragraph-rsid="0024eab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5a413" officeooo:paragraph-rsid="0025a413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text-underline-style="none" fo:font-weight="normal" officeooo:rsid="0025a413" officeooo:paragraph-rsid="0025a41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214eed" officeooo:paragraph-rsid="001ce38f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309285" officeooo:paragraph-rsid="00309285"/>
    </style:style>
    <style:style style:name="P21" style:family="paragraph" style:parent-style-name="Standard">
      <style:paragraph-properties fo:text-align="start" style:justify-single-word="false"/>
      <style:text-properties officeooo:paragraph-rsid="002acd9c"/>
    </style:style>
    <style:style style:name="P22" style:family="paragraph" style:parent-style-name="Standard">
      <style:paragraph-properties fo:text-align="center" style:justify-single-word="false"/>
      <style:text-properties officeooo:rsid="002acd9c" officeooo:paragraph-rsid="002acd9c"/>
    </style:style>
    <style:style style:name="P23" style:family="paragraph" style:parent-style-name="Standard">
      <style:paragraph-properties fo:text-align="start" style:justify-single-word="false"/>
      <style:text-properties officeooo:rsid="002acd9c" officeooo:paragraph-rsid="002acd9c"/>
    </style:style>
    <style:style style:name="P24" style:family="paragraph" style:parent-style-name="Standard">
      <style:paragraph-properties fo:text-align="start" style:justify-single-word="false"/>
      <style:text-properties style:text-underline-style="none" officeooo:rsid="00309285" officeooo:paragraph-rsid="00309285"/>
    </style:style>
    <style:style style:name="P25" style:family="paragraph" style:parent-style-name="Standard">
      <style:paragraph-properties fo:text-align="center" style:justify-single-word="false"/>
      <style:text-properties style:text-underline-style="none" fo:font-weight="normal" officeooo:rsid="0025a413" officeooo:paragraph-rsid="0025a413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25a413" officeooo:paragraph-rsid="0025a41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32e7a7" officeooo:paragraph-rsid="0032e7a7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text-underline-style="none" fo:font-weight="normal" officeooo:rsid="0025a620" officeooo:paragraph-rsid="0025a620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officeooo:rsid="001ce38f" officeooo:paragraph-rsid="001ce38f"/>
    </style:style>
    <style:style style:name="P30" style:family="paragraph" style:parent-style-name="Standard">
      <style:paragraph-properties fo:text-align="start" style:justify-single-word="false"/>
      <style:text-properties style:text-underline-style="none" officeooo:rsid="001c2970" officeooo:paragraph-rsid="00277d57"/>
    </style:style>
    <style:style style:name="P31" style:family="paragraph" style:parent-style-name="Standard">
      <style:paragraph-properties fo:text-align="start" style:justify-single-word="false"/>
      <style:text-properties style:text-underline-style="none" officeooo:rsid="001c2970" officeooo:paragraph-rsid="001c2970"/>
    </style:style>
    <style:style style:name="P32" style:family="paragraph" style:parent-style-name="Standard">
      <style:paragraph-properties fo:text-align="start" style:justify-single-word="false"/>
      <style:text-properties officeooo:paragraph-rsid="0032e7a7"/>
    </style:style>
    <style:style style:name="P33" style:family="paragraph" style:parent-style-name="Standard">
      <style:paragraph-properties fo:text-align="start" style:justify-single-word="false"/>
      <style:text-properties officeooo:paragraph-rsid="001c2970"/>
    </style:style>
    <style:style style:name="P34" style:family="paragraph" style:parent-style-name="Standard">
      <style:paragraph-properties fo:text-align="start" style:justify-single-word="false"/>
      <style:text-properties officeooo:rsid="0032e7a7" officeooo:paragraph-rsid="0032e7a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eabc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 officeooo:rsid="001c2970"/>
    </style:style>
    <style:style style:name="T5" style:family="text">
      <style:text-properties style:text-underline-style="none" officeooo:rsid="00277d57"/>
    </style:style>
    <style:style style:name="T6" style:family="text">
      <style:text-properties style:text-underline-style="none" fo:font-weight="normal" officeooo:rsid="0032e7a7" style:font-weight-asian="normal" style:font-weight-complex="normal"/>
    </style:style>
    <style:style style:name="T7" style:family="text">
      <style:text-properties officeooo:rsid="00277d57"/>
    </style:style>
    <style:style style:name="T8" style:family="text">
      <style:text-properties officeooo:rsid="002acd9c"/>
    </style:style>
    <style:style style:name="T9" style:family="text">
      <style:text-properties officeooo:rsid="002c4533"/>
    </style:style>
    <style:style style:name="T10" style:family="text">
      <style:text-properties officeooo:rsid="002d94ab"/>
    </style:style>
    <style:style style:name="T11" style:family="text">
      <style:text-properties officeooo:rsid="0032e7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indt</text:p>
      <text:p text:style-name="P1">________________________________________________________________________________</text:p>
      <text:p text:style-name="P1"/>
      <text:p text:style-name="P22">Geschichte der Programmiersprachen</text:p>
      <text:p text:style-name="P23">Maschin<text:span text:style-name="T9">en</text:span>code</text:p>
      <text:p text:style-name="P23">Assembler-Sprachen</text:p>
      <text:p text:style-name="P23">Declarative-Sprachen <text:span text:style-name="T10">(Problemorientiert: C++)</text:span></text:p>
      <text:p text:style-name="P21"><text:span text:style-name="T10">Imperative</text:span><text:span text:style-name="T8"> Programiersprachen (sql)</text:span></text:p>
      <text:p text:style-name="P23">KI</text:p>
      <text:p text:style-name="P1"/>
      <text:p text:style-name="P12">Datenbanken <text:span text:style-name="T1">Definition</text:span></text:p>
      <text:p text:style-name="P6">Jede Sammlung von Datenelementen (Datensätzen).</text:p>
      <text:p text:style-name="P6">Besteht aus Daten und Metadaten.</text:p>
      <text:p text:style-name="P6">Eine DB ist selbstbeschreibend und integriert. (Beschreib auch Struktur und Beziehung der <text:tab/>Elemente)</text:p>
      <text:p text:style-name="P6">System zur Beschreibung, Speicherung, Wiedergewinnung von (umfangreichen) Datenmengen, die von mehreren Anwendungsprogrammen benutzt werden.</text:p>
      <text:p text:style-name="P7"/>
      <text:p text:style-name="P12">DBMS</text:p>
      <text:p text:style-name="P6">DB + MS = DBMS</text:p>
      <text:p text:style-name="P6"/>
      <text:p text:style-name="P10">Hauptaufgaben <text:span text:style-name="T1">einer DB</text:span></text:p>
      <text:p text:style-name="P9">- Redundanz vermeiden (Mehrfachspeicherung der Selben Information)</text:p>
      <text:p text:style-name="P9">- Inkonsistenzen (Fehleranfälligkeit des Datenbestandes)</text:p>
      <text:p text:style-name="P9">- Mehrbenutzerbetrieb</text:p>
      <text:p text:style-name="P9">- Datenschutz (Zugriffsorganisation)</text:p>
      <text:p text:style-name="P9">- fehlende Datenunabhängigkeit</text:p>
      <text:p text:style-name="P9">- Realisierung von Transaktionen</text:p>
      <text:p text:style-name="P9"/>
      <text:p text:style-name="P8"><text:span text:style-name="T3">Eigenschaften </text:span>einer DB</text:p>
      <text:p text:style-name="P9">In DB sind Daten entsprechend ihrer natürlichen Zusammenhänge gespeichert.</text:p>
      <text:p text:style-name="P9">Die Form der Daten in der Anwendung ist nicht entscheidend.</text:p>
      <text:p text:style-name="P9">Die Daten einer DB bilden einen Ausschnitt aus der realen Welt ab.</text:p>
      <text:p text:style-name="P9">Auf die Daten einer DB können viele Nutzer gleichzeitig zugreifen (DBMS).</text:p>
      <text:p text:style-name="P9"/>
      <text:p text:style-name="P8"><text:span text:style-name="T3">Verwaltung</text:span> einer Datenbank</text:p>
      <text:p text:style-name="P9">Das DBMS ermöglicht:</text:p>
      <text:p text:style-name="P9">- Das Anlegen einer Datenbank,</text:p>
      <text:p text:style-name="P9">- die Speicherung, Änderung und Löschung der Daten,</text:p>
      <text:p text:style-name="P9">- das Abfragen der Datenbank,</text:p>
      <text:p text:style-name="P9">- die Verwaltung von Nutzern, Zugriffen und Zugriffsrechten.</text:p>
      <text:p text:style-name="P9"/>
      <text:p text:style-name="P10">Arten<text:span text:style-name="T1"> von Datenbanken (DB-Modelle)</text:span></text:p>
      <text:p text:style-name="P11"><text:span text:style-name="T1">- </text:span><text:span text:style-name="T2">Hierarchische Datenbanken</text:span></text:p>
      <text:p text:style-name="P14">- Relationale DB</text:p>
      <text:p text:style-name="P14">- Spaltenorientierte DB</text:p>
      <text:p text:style-name="P14">- Dokumentorientierte DB</text:p>
      <text:p text:style-name="P14">- Objektorientiere DB</text:p>
      <text:p text:style-name="P14">- Objektrelationale DB (PostgreSQL)</text:p>
      <text:p text:style-name="P14">- NoSQL DB (Oracle NoSQL DB, Redis, Riak, Mongo DB)</text:p>
      <text:p text:style-name="P14"/>
      <text:p text:style-name="P16">Vor- und Nachteile der Arten</text:p>
      <text:p text:style-name="P15"><text:soft-page-break/>nachtragen</text:p>
      <text:p text:style-name="P15"/>
      <text:p text:style-name="P13">Relationale DB</text:p>
      <text:p text:style-name="P15">DB besteht aus miteinander verknüpften Tabellen (Relationen)</text:p>
      <text:p text:style-name="P15"/>
      <text:p text:style-name="P15">Relationen sind:</text:p>
      <text:p text:style-name="P15">- zweidimensionale (Spalten, Zeilen) Anordnung von Feldern (Arrays), die nur Einträge <text:tab/>eines Typs von Datenwerten und keine identische Zeilen enthalten kann.</text:p>
      <text:p text:style-name="P15">- Jede Zelle eines Arrays darf nur einen Wert enthalten.</text:p>
      <text:p text:style-name="P15"/>
      <text:p text:style-name="P17">- Jede Spalte (Attribut) besitzt einen eindeutigen Bezeichner (Attributwert) und einen Wertebereich.</text:p>
      <text:p text:style-name="P17">- Alle Eintragungen in die Tabelle sind atomar, d.h. die Wertebereiche sind elementar (z.B. integer, <text:tab/>boolean) und nicht weiter zerlegbar.</text:p>
      <text:p text:style-name="P17">- Die Reihenfolge der Spalten ist irrelevant (R ist eine Menge).</text:p>
      <text:p text:style-name="P17">- Alle Zeilen (Tupel) sind paarweise verschieden.</text:p>
      <text:p text:style-name="P17">- Eine relationale DB ist dann eine Kollektion von (unterschiedlich benannten) Relationen.</text:p>
      <text:p text:style-name="P17"/>
      <text:p text:style-name="P18">Structured Query Language (SQL)</text:p>
      <text:p text:style-name="P17"/>
      <text:p text:style-name="P18">Komponenten von SQL</text:p>
      <text:p text:style-name="P18">DDL (Data Definition Language)</text:p>
      <text:p text:style-name="P32"><text:span text:style-name="T6">~ </text:span>ist ein weiterer Teil der Sprache SQL und ermöglicht die <text:span text:style-name="Strong_20_Emphasis">Datenstrukturen und verwandte Elemente zu beschreiben, zu ändern oder zu entfernen</text:span>. </text:p>
      <text:p text:style-name="P27">CREATE TABLE, ALTER TABLE, DROP TABLE</text:p>
      <text:p text:style-name="P17"/>
      <text:p text:style-name="P18">DCL (Data Controll Language)</text:p>
      <text:p text:style-name="P32"><text:span text:style-name="T6">~ </text:span>ist der letzte Teil der Sprache SQL, welche die Berechtigungsvergabe von Lese- und Schreibrechten gewährleistet.</text:p>
      <text:p text:style-name="P34">GRAND, REVOKE</text:p>
      <text:p text:style-name="P17"/>
      <text:p text:style-name="P18">DML (Data Manipulation Language)</text:p>
      <text:p text:style-name="P17"><text:span text:style-name="T11">~ </text:span>ist ein Teil der SQL-Sprache, die sich mit <text:span text:style-name="Strong_20_Emphasis">allen Auswahl-/Einfüge-/Änderungs- und Löschoperationen beschäftigt</text:span>. </text:p>
      <text:p text:style-name="P27">SELECT, INSERT, UPDATE, DELETE ...</text:p>
      <text:p text:style-name="P17"/>
      <text:p text:style-name="P28">SQL</text:p>
      <text:p text:style-name="P31">SQL Abfragen Beispiele:</text:p>
      <text:p text:style-name="P33"><text:span text:style-name="T4">Select Username, name, email </text:span><text:span text:style-name="T5">FROM</text:span><text:span text:style-name="T4"> users where city = ‘Leipzig‘</text:span></text:p>
      <text:p text:style-name="P30">Select Username, name, email <text:span text:style-name="T7">FROM</text:span> users where city = ‘Leipzig‘</text:p>
      <text:p text:style-name="P3">Select username, name, email from users WHERE name LIKE ‘%aa%‘</text:p>
      <text:p text:style-name="P3">SELECT username, name, email FROM users WHERE centimeters BETWEEN 180 AND 185</text:p>
      <text:p text:style-name="P3"/>
      <text:p text:style-name="P4">SELECT username, name, email <text:span text:style-name="T7">FROM</text:span> users WHERE centimeters BETWEEN 180 AND 185 AND gender = ‘male‘</text:p>
      <text:p text:style-name="P3"/>
      <text:p text:style-name="P5">SELECT COUNT(*) FROM photos WHERE discription LIKE ‘%#Flugzeug%‘</text:p>
      <text:p text:style-name="P19"/>
      <text:p text:style-name="P20">CREATE TABLE flugzeuge</text:p>
      <text:p text:style-name="P20">INSERT INTO tiere</text:p>
      <text:p text:style-name="P20">CREATE TABLE besitzer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4T11:55:50.205000000</meta:creation-date>
    <dc:date>2022-01-29T12:04:42.581000000</dc:date>
    <meta:editing-duration>PT3H24M53S</meta:editing-duration>
    <meta:editing-cycles>22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75" meta:word-count="469" meta:character-count="3482" meta:non-whitespace-character-count="3083"/>
  </office:meta>
</office:document-meta>
</file>